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none" draw:fill-color="#ffffff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47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text-underline-style="none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style:text-underline-style="none" style:font-size-asian="12pt" style:font-size-complex="12pt"/>
    </style:style>
    <style:style style:name="T2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9cm" svg:height="2.5cm" svg:x="15cm" svg:y="7cm">
          <text:p text:style-name="P1"><text:span text:style-name="T1">Is </text:span><text:span text:style-name="T2">SRWare Iron</text:span><text:span text:style-name="T1"> install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3" xml:id="id3" draw:id="id3" draw:layer="layout" svg:width="3cm" svg:height="3cm" svg:x="12cm" svg:y="10cm">
          <text:p text:style-name="P1"><text:span text:style-name="T3">first_time</text:span></text:p>
          <text:p text:style-name="P1"><text:span text:style-name="T4">=</text:span></text:p>
          <text:p text:style-name="P1"><text:span text:style-name="T5">Fals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3" xml:id="id2" draw:id="id2" draw:layer="layout" svg:width="3cm" svg:height="3cm" svg:x="24cm" svg:y="10cm">
          <text:p text:style-name="P1"><text:span text:style-name="T3">first_time</text:span></text:p>
          <text:p text:style-name="P1"><text:span text:style-name="T4">=</text:span></text:p>
          <text:p text:style-name="P1"><text:span text:style-name="T5">Tr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24cm" svg:y1="8.25cm" svg:x2="25.5cm" svg:y2="10cm" draw:start-shape="id1" draw:start-glue-point="7" draw:end-shape="id2" draw:end-glue-point="4" svg:d="m24000 8250h1500v1750" svg:viewBox="0 0 1501 1751">
          <text:p/>
        </draw:connector>
        <draw:connector draw:style-name="gr2" draw:text-style-name="P3" draw:layer="layout" svg:x1="15cm" svg:y1="8.25cm" svg:x2="13.5cm" svg:y2="10cm" draw:start-shape="id1" draw:start-glue-point="5" draw:end-shape="id3" draw:end-glue-point="4" svg:d="m15000 8250h-1500v1750" svg:viewBox="0 0 1501 1751">
          <text:p/>
        </draw:connector>
        <draw:frame draw:style-name="gr3" draw:text-style-name="P4" draw:layer="layout" svg:width="1.192cm" svg:height="0.725cm" svg:x="13.5cm" svg:y="7.5cm">
          <draw:text-box>
            <text:p><text:span text:style-name="T4">Yes</text:span></text:p>
          </draw:text-box>
        </draw:frame>
        <draw:frame draw:style-name="gr3" draw:text-style-name="P4" draw:layer="layout" svg:width="1.044cm" svg:height="0.725cm" svg:x="24.5cm" svg:y="7.5cm">
          <draw:text-box>
            <text:p><text:span text:style-name="T4">No</text:span></text:p>
          </draw:text-box>
        </draw:frame>
        <draw:custom-shape draw:style-name="gr1" draw:text-style-name="P3" xml:id="id5" draw:id="id5" draw:layer="layout" svg:width="3.6cm" svg:height="2cm" svg:x="23.7cm" svg:y="14.5cm">
          <text:p text:style-name="P1"><text:span text:style-name="T4">Download and install </text:span><text:span text:style-name="T5">SRWare Iron</text:span><text:span text:style-name="T4">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3.5cm" svg:y1="13cm" svg:x2="13.5cm" svg:y2="14.5cm" draw:start-shape="id3" draw:start-glue-point="6" draw:end-shape="id4" draw:end-glue-point="4" svg:d="m13500 13000v1500" svg:viewBox="0 0 1 1501">
          <text:p/>
        </draw:connector>
        <draw:connector draw:style-name="gr4" draw:text-style-name="P1" draw:layer="layout" svg:x1="25.5cm" svg:y1="13cm" svg:x2="25.5cm" svg:y2="14.5cm" draw:start-shape="id2" draw:start-glue-point="6" draw:end-shape="id5" draw:end-glue-point="4" svg:d="m25500 13000v1500" svg:viewBox="0 0 1 1501">
          <text:p/>
        </draw:connector>
        <draw:custom-shape draw:style-name="gr5" draw:text-style-name="P1" xml:id="id6" draw:id="id6" draw:layer="layout" svg:width="5cm" svg:height="2cm" svg:x="17cm" svg:y="3cm">
          <text:p text:style-name="P1">START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1" draw:layer="layout" svg:x1="19.5cm" svg:y1="5cm" svg:x2="19.5cm" svg:y2="7cm" draw:start-shape="id6" draw:start-glue-point="8" draw:end-shape="id1" draw:end-glue-point="4" svg:d="m19500 5000v2000" svg:viewBox="0 0 1 2001">
          <text:p/>
        </draw:connector>
        <draw:custom-shape draw:style-name="gr5" draw:text-style-name="P1" xml:id="id7" draw:id="id7" draw:layer="layout" svg:width="5cm" svg:height="2cm" svg:x="23cm" svg:y="18cm">
          <text:p text:style-name="P1">E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1" draw:layer="layout" svg:x1="25.5cm" svg:y1="16.5cm" svg:x2="25.5cm" svg:y2="18cm" draw:start-shape="id5" draw:start-glue-point="6" draw:end-shape="id7" draw:end-glue-point="4" svg:d="m25500 16500v1500" svg:viewBox="0 0 1 1501">
          <text:p/>
        </draw:connector>
        <draw:custom-shape draw:style-name="gr5" draw:text-style-name="P1" xml:id="id4" draw:id="id4" draw:layer="layout" svg:width="4cm" svg:height="2cm" svg:x="11.5cm" svg:y="14.5cm">
          <text:p text:style-name="P1"><text:span text:style-name="T4">Get the web-pag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8" draw:id="id8" draw:layer="layout" svg:width="4.4cm" svg:height="2.5cm" svg:x="11.3cm" svg:y="18cm">
          <text:p text:style-name="P1"><text:span text:style-name="T4">Get the current version information from the web-page (e.g. '27.0.1500.0')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3.5cm" svg:y1="16.5cm" svg:x2="13.5cm" svg:y2="18cm" draw:start-shape="id4" draw:start-glue-point="6" draw:end-shape="id8" draw:end-glue-point="4" svg:d="m13500 16500v1500" svg:viewBox="0 0 1 1501">
          <text:p/>
        </draw:connector>
        <draw:custom-shape draw:style-name="gr6" draw:text-style-name="P1" xml:id="id9" draw:id="id9" draw:layer="layout" svg:width="4cm" svg:height="2.5cm" svg:x="11.5cm" svg:y="22cm">
          <text:p text:style-name="P1"><text:span text:style-name="T4">Get the version information from the local file (e.g. '27.0.1400.0')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3.5cm" svg:y1="20.5cm" svg:x2="13.5cm" svg:y2="22cm" draw:start-shape="id8" draw:start-glue-point="6" draw:end-shape="id9" draw:end-glue-point="4" svg:d="m13500 20500v1500" svg:viewBox="0 0 1 1501">
          <text:p/>
        </draw:connector>
        <draw:custom-shape draw:style-name="gr6" draw:text-style-name="P3" xml:id="id10" draw:id="id10" draw:layer="layout" svg:width="7cm" svg:height="4cm" svg:x="10cm" svg:y="26cm">
          <text:p text:style-name="P3"><text:span text:style-name="T4">Is the local file version the same as the site versio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13.5cm" svg:y1="24.5cm" svg:x2="13.5cm" svg:y2="26cm" draw:start-shape="id9" draw:start-glue-point="6" draw:end-shape="id10" draw:end-glue-point="4" svg:d="m13500 24500v1500" svg:viewBox="0 0 1 1501">
          <text:p/>
        </draw:connector>
        <draw:custom-shape draw:style-name="gr6" draw:text-style-name="P3" xml:id="id11" draw:id="id11" draw:layer="layout" svg:width="5cm" svg:height="4cm" svg:x="6.5cm" svg:y="29cm">
          <text:p text:style-name="P3"><text:span text:style-name="T4">Is </text:span><text:span text:style-name="T5">Iron</text:span><text:span text:style-name="T4"> currently running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3" draw:text-style-name="P4" draw:layer="layout" svg:width="1.044cm" svg:height="0.725cm" svg:x="8.956cm" svg:y="27.175cm">
          <draw:text-box>
            <text:p><text:span text:style-name="T4">No</text:span></text:p>
          </draw:text-box>
        </draw:frame>
        <draw:connector draw:style-name="gr4" draw:text-style-name="P1" draw:layer="layout" svg:x1="10cm" svg:y1="28cm" svg:x2="9cm" svg:y2="29cm" draw:start-shape="id10" draw:start-glue-point="5" draw:end-shape="id11" draw:end-glue-point="4" svg:d="m10000 28000h-1000v1000" svg:viewBox="0 0 1001 1001">
          <text:p/>
        </draw:connector>
        <draw:custom-shape draw:style-name="gr5" draw:text-style-name="P1" xml:id="id12" draw:id="id12" draw:layer="layout" svg:width="5cm" svg:height="2cm" svg:x="16cm" svg:y="29cm">
          <text:p text:style-name="P1">E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1" draw:layer="layout" svg:x1="17cm" svg:y1="28cm" svg:x2="18.5cm" svg:y2="29cm" draw:start-shape="id10" draw:start-glue-point="7" draw:end-shape="id12" svg:d="m17000 28000h1500v1000" svg:viewBox="0 0 1501 1001">
          <text:p/>
        </draw:connector>
        <draw:frame draw:style-name="gr7" draw:text-style-name="P4" draw:layer="layout" svg:width="1.192cm" svg:height="0.725cm" svg:x="17.2cm" svg:y="27.2cm">
          <draw:text-box>
            <text:p><text:span text:style-name="T4">Yes</text:span></text:p>
          </draw:text-box>
        </draw:frame>
        <draw:custom-shape draw:style-name="gr6" draw:text-style-name="P1" xml:id="id13" draw:id="id13" draw:layer="layout" svg:width="4cm" svg:height="2.5cm" svg:x="11.5cm" svg:y="33cm">
          <text:p text:style-name="P1"><text:span text:style-name="T4">Prompt user to close </text:span><text:span text:style-name="T5">Iron</text:span><text:span text:style-name="T4">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4" draw:layer="layout" svg:width="1.192cm" svg:height="0.725cm" svg:x="9.108cm" svg:y="33.375cm">
          <draw:text-box>
            <text:p><text:span text:style-name="T4">Yes</text:span></text:p>
          </draw:text-box>
        </draw:frame>
        <draw:connector draw:style-name="gr4" draw:text-style-name="P1" draw:layer="layout" svg:x1="9cm" svg:y1="33cm" svg:x2="11.5cm" svg:y2="34.25cm" draw:start-shape="id11" draw:start-glue-point="6" draw:end-shape="id13" draw:end-glue-point="5" svg:d="m9000 33000v1250h2500" svg:viewBox="0 0 2501 1251">
          <text:p/>
        </draw:connector>
        <draw:connector draw:style-name="gr4" draw:text-style-name="P1" draw:layer="layout" svg:x1="13.5cm" svg:y1="33cm" svg:x2="11.5cm" svg:y2="31cm" draw:start-shape="id13" draw:start-glue-point="4" draw:end-shape="id11" draw:end-glue-point="7" svg:d="m13500 33000v-2000h-2000" svg:viewBox="0 0 2001 2001">
          <text:p/>
        </draw:connector>
        <draw:custom-shape draw:style-name="gr1" draw:text-style-name="P3" xml:id="id14" draw:id="id14" draw:layer="layout" svg:width="3.6cm" svg:height="2cm" svg:x="1.7cm" svg:y="32.5cm">
          <text:p text:style-name="P1"><text:span text:style-name="T4">Download and install </text:span><text:span text:style-name="T5">SRWare Iron</text:span><text:span text:style-name="T4">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1" xml:id="id15" draw:id="id15" draw:layer="layout" svg:width="5cm" svg:height="2cm" svg:x="1cm" svg:y="36cm">
          <text:p text:style-name="P1">E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1" draw:layer="layout" svg:x1="3.5cm" svg:y1="34.5cm" svg:x2="3.5cm" svg:y2="36cm" draw:start-shape="id14" draw:start-glue-point="6" draw:end-shape="id15" draw:end-glue-point="4" svg:d="m3500 34500v1500" svg:viewBox="0 0 1 1501">
          <text:p/>
        </draw:connector>
        <draw:connector draw:style-name="gr4" draw:text-style-name="P1" draw:layer="layout" svg:x1="6.5cm" svg:y1="31cm" svg:x2="3.5cm" svg:y2="32.5cm" draw:start-shape="id11" draw:start-glue-point="5" draw:end-shape="id14" draw:end-glue-point="4" svg:d="m6500 31000h-3000v1500" svg:viewBox="0 0 3001 1501">
          <text:p/>
        </draw:connector>
        <draw:frame draw:style-name="gr3" draw:text-style-name="P4" draw:layer="layout" svg:width="1.044cm" svg:height="0.725cm" svg:x="3.956cm" svg:y="30.176cm">
          <draw:text-box>
            <text:p><text:span text:style-name="T4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02T12:33:28.56</meta:creation-date>
    <dc:date>2013-07-05T20:45:09.87</dc:date>
    <meta:editing-duration>PT6H2M26S</meta:editing-duration>
    <meta:editing-cycles>37</meta:editing-cycles>
    <meta:generator>LibreOffice/4.0.4.2$Windows_x86 LibreOffice_project/9e9821abd0ffdbc09cd8c52eaa574fa09eb08f2</meta:generator>
    <meta:print-date>2013-07-02T14:15:50.38</meta:print-date>
    <meta:document-statistic meta:object-count="36"/>
  </office:meta>
</office:document-meta>
</file>